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19ad" officeooo:paragraph-rsid="001319ad"/>
    </style:style>
    <style:style style:name="P2" style:family="paragraph" style:parent-style-name="Standard">
      <style:paragraph-properties fo:text-align="center" style:justify-single-word="false"/>
      <style:text-properties officeooo:rsid="001319ad" officeooo:paragraph-rsid="001319ad"/>
    </style:style>
    <style:style style:name="P3" style:family="paragraph" style:parent-style-name="Standard">
      <style:paragraph-properties fo:text-align="start" style:justify-single-word="false"/>
      <style:text-properties fo:font-weight="bold" officeooo:rsid="001319ad" officeooo:paragraph-rsid="001319ad" style:font-weight-asian="bold" style:font-weight-complex="bold"/>
    </style:style>
    <style:style style:name="P4" style:family="paragraph" style:parent-style-name="Standard">
      <style:paragraph-properties fo:text-align="start" style:justify-single-word="false"/>
      <style:text-properties fo:font-weight="bold" officeooo:rsid="001319ad" officeooo:paragraph-rsid="0014562f" style:font-weight-asian="bold" style:font-weight-complex="bold"/>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008in"/>
        </style:tab-stops>
      </style:paragraph-properties>
      <style:text-properties fo:font-weight="normal" officeooo:rsid="001319ad" officeooo:paragraph-rsid="001319ad" style:font-weight-asian="normal" style:font-weight-complex="normal"/>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008in"/>
        </style:tab-stops>
      </style:paragraph-properties>
      <style:text-properties fo:font-weight="normal" officeooo:rsid="001319ad" officeooo:paragraph-rsid="0014562f" style:font-weight-asian="normal" style:font-weight-complex="normal"/>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008in"/>
        </style:tab-stops>
      </style:paragraph-properties>
      <style:text-properties fo:font-weight="normal" officeooo:rsid="001319ad" officeooo:paragraph-rsid="0014562f" style:font-weight-asian="normal" style:font-weight-complex="normal"/>
    </style:style>
    <style:style style:name="P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08in"/>
        </style:tab-stops>
      </style:paragraph-properties>
      <style:text-properties fo:font-weight="normal" officeooo:rsid="001319ad" officeooo:paragraph-rsid="001319ad" style:font-weight-asian="normal" style:font-weight-complex="normal"/>
    </style:style>
    <style:style style:name="P9"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08in"/>
        </style:tab-stops>
      </style:paragraph-properties>
      <style:text-properties fo:font-weight="normal" officeooo:rsid="0014562f" officeooo:paragraph-rsid="0014562f" style:font-weight-asian="normal" style:font-weight-complex="normal"/>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5008in"/>
        </style:tab-stops>
      </style:paragraph-properties>
      <style:text-properties fo:font-weight="normal" officeooo:rsid="001319ad" officeooo:paragraph-rsid="001319ad" style:font-weight-asian="normal" style:font-weight-complex="normal"/>
    </style:style>
    <style:style style:name="P11"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5008in"/>
        </style:tab-stops>
      </style:paragraph-properties>
      <style:text-properties fo:font-weight="normal" officeooo:rsid="001319ad" officeooo:paragraph-rsid="0014562f" style:font-weight-asian="normal" style:font-weight-complex="normal"/>
    </style:style>
    <style:style style:name="P12"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5008in"/>
        </style:tab-stops>
      </style:paragraph-properties>
      <style:text-properties fo:font-weight="normal" officeooo:rsid="0014562f" officeooo:paragraph-rsid="0014562f" style:font-weight-asian="normal" style:font-weight-complex="normal"/>
    </style:style>
    <style:style style:name="P1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08in"/>
        </style:tab-stops>
      </style:paragraph-properties>
      <style:text-properties fo:font-weight="normal" officeooo:rsid="001319ad" officeooo:paragraph-rsid="0014562f" style:font-weight-asian="normal" style:font-weight-complex="normal"/>
    </style:style>
    <style:style style:name="T1" style:family="text">
      <style:text-properties officeooo:rsid="001456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Waczak</text:p>
      <text:p text:style-name="P1">PH 403 </text:p>
      <text:p text:style-name="P1">Winter 2019 </text:p>
      <text:p text:style-name="P1"/>
      <text:p text:style-name="P2">Progress Report</text:p>
      <text:p text:style-name="P2"/>
      <text:p text:style-name="P3">What is going well? What do you like about your thesis draft? </text:p>
      <text:p text:style-name="P5"/>
      <text:p text:style-name="P8">I think the thesis is going well. Particularly the introduction is starting to take shape. I have also been working on results which I haven’t included in the draft yet but I am excited about. I think I have a good start on the theory/<text:span text:style-name="T1">methods</text:span> section as well. I am pleased with the diagrams I was able to make and am looking forward to finishing the derivation for the equations of state as wel<text:span text:style-name="T1">l as our algorithm for determining the forces on each domain due to the restorative torques. I’m finding that making these diagrams tends to take longer than I expect. </text:span></text:p>
      <text:p text:style-name="P10"/>
      <text:p text:style-name="P4">What is <text:span text:style-name="T1">difficult</text:span>? <text:span text:style-name="T1">How to you plan to address the difficulties</text:span>? </text:p>
      <text:p text:style-name="P6"/>
      <text:p text:style-name="P9">I think making clear diagrams to illustrate how our model works and the choices we’ve made has been the most challenging part. I have found that I need to rework through a lot of the derivations and math I haven’t touched for a while. </text:p>
      <text:p text:style-name="P12"/>
      <text:p text:style-name="P4"><text:span text:style-name="T1">When reading Draft 1, what would you like the reviewers to look at in particular</text:span>? </text:p>
      <text:p text:style-name="P6"/>
      <text:p text:style-name="P13">I <text:span text:style-name="T1">have re-worked the introduction and reorganized things so I think focusing on this section in particular would be the most helpful at this time. I have made an extended introduction section which I’ve called “Dynein” for now to discuss more specifics regarding observations and experiments that have been done. I have a number of papers I plan to cite, but I haven’t been able to write it all yet. If you have any suggestions for topics regarding biophysics that need more explanation I’d be happy to add more information. It’s hard to gauge how much people already know about the topic- I didn’t know anything about motor proteins before I started doing this research. </text:spa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9:04:12.259081156</meta:creation-date>
    <dc:date>2019-02-12T19:22:29.387564161</dc:date>
    <meta:editing-duration>PT7M27S</meta:editing-duration>
    <meta:editing-cycles>1</meta:editing-cycles>
    <meta:document-statistic meta:table-count="0" meta:image-count="0" meta:object-count="0" meta:page-count="1" meta:paragraph-count="10" meta:word-count="307" meta:character-count="1722" meta:non-whitespace-character-count="1417"/>
    <meta:generator>LibreOffice/6.1.4.2$Linux_X86_64 LibreOffice_project/10$Build-2</meta:generator>
  </office:meta>
</office:document-meta>
</file>